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011eaf"/>
    </style:style>
    <style:style style:name="P2" style:family="paragraph" style:parent-style-name="Text_20_body">
      <style:text-properties officeooo:paragraph-rsid="00011eaf"/>
    </style:style>
    <style:style style:name="P3" style:family="paragraph" style:parent-style-name="Text_20_body">
      <style:text-properties officeooo:paragraph-rsid="000303bb"/>
    </style:style>
    <style:style style:name="P4" style:family="paragraph" style:parent-style-name="Text_20_body">
      <style:text-properties officeooo:paragraph-rsid="0003a387"/>
    </style:style>
    <style:style style:name="P5" style:family="paragraph" style:parent-style-name="Text_20_body">
      <style:text-properties officeooo:paragraph-rsid="00033905"/>
    </style:style>
    <style:style style:name="P6" style:family="paragraph" style:parent-style-name="Text_20_body">
      <style:text-properties officeooo:paragraph-rsid="000afb53"/>
    </style:style>
    <style:style style:name="P7" style:family="paragraph" style:parent-style-name="Text_20_body">
      <style:text-properties officeooo:paragraph-rsid="0004ca7c"/>
    </style:style>
    <style:style style:name="P8" style:family="paragraph" style:parent-style-name="Text_20_body">
      <style:text-properties officeooo:paragraph-rsid="001271b3"/>
    </style:style>
    <style:style style:name="P9" style:family="paragraph" style:parent-style-name="Text_20_body" style:master-page-name="">
      <loext:graphic-properties draw:fill="none"/>
      <style:paragraph-properties fo:margin-left="0cm" fo:margin-right="-0.7cm" fo:margin-top="0cm" fo:margin-bottom="0.247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style:font-name="Verdana" fo:font-size="10pt" fo:letter-spacing="normal" fo:font-style="normal" fo:font-weight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0pt" fo:letter-spacing="normal" fo:font-style="normal" fo:font-weight="bold"/>
    </style:style>
    <style:style style:name="P15" style:family="paragraph" style:parent-style-name="Table_20_Contents">
      <style:text-properties style:font-name="Verdana" fo:font-size="10pt" fo:font-weight="bold"/>
    </style:style>
    <style:style style:name="P16" style:family="paragraph" style:parent-style-name="Heading_20_3">
      <style:text-properties officeooo:paragraph-rsid="0004ca7c"/>
    </style:style>
    <style:style style:name="P17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8" style:family="paragraph" style:parent-style-name="Text_20_body" style:list-style-name="L1">
      <style:text-properties officeooo:paragraph-rsid="00011eaf"/>
    </style:style>
    <style:style style:name="P19" style:family="paragraph" style:parent-style-name="Text_20_body" style:list-style-name="L1">
      <style:text-properties officeooo:paragraph-rsid="00033905"/>
    </style:style>
    <style:style style:name="P20" style:family="paragraph" style:parent-style-name="Text_20_body" style:list-style-name="L2">
      <style:text-properties officeooo:paragraph-rsid="00011eaf"/>
    </style:style>
    <style:style style:name="P21" style:family="paragraph" style:parent-style-name="Text_20_body" style:list-style-name="L2">
      <style:text-properties officeooo:paragraph-rsid="0004ca7c"/>
    </style:style>
    <style:style style:name="P22" style:family="paragraph" style:parent-style-name="Text_20_body" style:list-style-name="L2">
      <style:text-properties officeooo:paragraph-rsid="000303bb"/>
    </style:style>
    <style:style style:name="P23" style:family="paragraph" style:parent-style-name="Text_20_body" style:list-style-name="L3">
      <style:text-properties officeooo:paragraph-rsid="001271b3"/>
    </style:style>
    <style:style style:name="P24" style:family="paragraph" style:parent-style-name="Text_20_body" style:list-style-name="L3">
      <style:text-properties officeooo:paragraph-rsid="00167320"/>
    </style:style>
    <style:style style:name="P25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26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27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28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fo:font-size="14pt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fo:font-size="14pt" fo:language="pt" fo:country="BR" fo:font-weight="normal" officeooo:rsid="000303bb" style:font-size-asian="14pt" style:font-weight-asian="normal" style:font-size-complex="14pt" style:font-weight-complex="normal"/>
    </style:style>
    <style:style style:name="T40" style:family="text">
      <style:text-properties fo:color="#000000" style:font-name="Mono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style:font-name="Mono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font-name="Mono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style:font-name="Mono" fo:font-size="14pt" fo:language="pt" fo:country="BR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2a6099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2a6099"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2a6099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2a6099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2a6099" style:font-name="Mono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color="#2a6099" style:font-name="Mono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color="#2a6099" style:font-name="Mono" fo:font-size="14pt" fo:language="pt" fo:country="BR" fo:font-weight="normal" officeooo:rsid="003606c8" style:font-size-asian="14pt" style:font-weight-asian="normal" style:font-size-complex="14pt" style:font-weight-complex="normal"/>
    </style:style>
    <style:style style:name="T54" style:family="text">
      <style:text-properties fo:color="#2a6099" style:font-name="Mono" fo:font-size="14pt" fo:language="pt" fo:country="BR" fo:font-weight="normal" officeooo:rsid="00160ece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Verdana" fo:font-size="10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Verdana" fo:font-size="10pt"/>
    </style:style>
    <style:style style:name="T62" style:family="text">
      <style:text-properties style:font-name="Verdana" fo:font-size="10pt" fo:font-weight="bold"/>
    </style:style>
    <style:style style:name="T63" style:family="text">
      <style:text-properties fo:font-weight="bold"/>
    </style:style>
    <style:style style:name="T64" style:family="text">
      <style:text-properties fo:color="#0000ff" style:font-name="Verdana" fo:font-size="10pt" fo:font-weight="bold"/>
    </style:style>
    <style:style style:name="T65" style:family="text">
      <style:text-properties fo:color="#0000ff" fo:font-weight="bold"/>
    </style:style>
    <style:style style:name="T66" style:family="text">
      <style:text-properties fo:language="pt" fo:country="BR"/>
    </style:style>
    <style:style style:name="T67" style:family="text">
      <style:text-properties fo:language="pt" fo:country="BR" fo:font-style="normal" style:font-style-asian="normal" style:font-style-complex="normal"/>
    </style:style>
    <style:style style:name="T68" style:family="text">
      <style:text-properties fo:font-size="14pt" fo:language="pt" fo:country="BR" fo:font-style="normal" style:font-size-asian="14pt" style:font-style-asian="normal" style:font-size-complex="14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9">XML</text:span></text:span></text:p>
      <text:p text:style-name="Text_20_body"><text:span text:style-name="Emphasis"><text:span text:style-name="T24"/></text:span></text:p>
      <text:p text:style-name="P6"><text:span text:style-name="Emphasis"><text:span text:style-name="T24">A XML – eXtensible Markup Language – é uma linguagem de marcadores </text:span></text:span><text:span text:style-name="Emphasis"><text:span text:style-name="T32">(tags)</text:span></text:span><text:span text:style-name="Emphasis"><text:span text:style-name="T5">.<text:line-break/></text:span></text:span><text:span text:style-name="Emphasis"><text:span text:style-name="T9">Como</text:span></text:span><text:span text:style-name="Emphasis"><text:span text:style-name="T8"> comparação</text:span></text:span><text:span text:style-name="Emphasis"><text:span text:style-name="T24">, a HTML est</text:span></text:span><text:span text:style-name="Emphasis"><text:span text:style-name="T32">á</text:span></text:span><text:span text:style-name="Emphasis"><text:span text:style-name="T24"> relacionada com a apresentação dos dados enquanto que a XML foi desenhada para </text:span></text:span><text:span text:style-name="Emphasis"><text:span text:style-name="T14">descrever dados</text:span></text:span><text:span text:style-name="Emphasis"><text:span text:style-name="T24">. Sua grande vantagem é que ela é extensível, ou seja, não está limitada a um certo número de tags, permitindo que o autor defina suas próprias tags.</text:span></text:span></text:p>
      <text:p text:style-name="P3"><text:span text:style-name="Emphasis"><text:span text:style-name="T32">Essa linguagem foi criada</text:span></text:span><text:span text:style-name="Emphasis"><text:span text:style-name="T25"> para suprir a necessidade de uma padronização da estrutura e forma como os documentos armazenavam suas informações, </text:span></text:span><text:span text:style-name="Emphasis"><text:span text:style-name="T26">de </text:span></text:span><text:span text:style-name="Emphasis"><text:span text:style-name="T28">modo</text:span></text:span><text:span text:style-name="Emphasis"><text:span text:style-name="T26"> que fosse de fácil leitura humana e que permitisse repetições e inclusão de dados sem mudança estrutural.</text:span></text:span></text:p>
      <text:p text:style-name="P9"><text:span text:style-name="Emphasis"><text:span text:style-name="T28">Em outras palavras, </text:span></text:span><text:span text:style-name="Emphasis"><text:span text:style-name="T33">a</text:span></text:span><text:span text:style-name="Emphasis"><text:span text:style-name="T24"> XML é uma linguagem de codificação onde </text:span></text:span><text:span text:style-name="Emphasis"><text:span text:style-name="T33">os </text:span></text:span><text:span text:style-name="Emphasis"><text:span text:style-name="T24">dados são delimitados por metadados</text:span></text:span><text:span text:style-name="Emphasis"><text:span text:style-name="T33"> (dados de dados)</text:span></text:span><text:span text:style-name="Emphasis"><text:span text:style-name="T24">, o que flexibiliza </text:span></text:span><text:span text:style-name="Emphasis"><text:span text:style-name="T23">o armazenamento de informações </text:span></text:span><text:span text:style-name="Emphasis"><text:span text:style-name="T24">de forma estruturada e facilmente legível para pessoas e sistemas</text:span></text:span><text:span text:style-name="Emphasis"><text:span text:style-name="T32"> </text:span></text:span><text:span text:style-name="Emphasis"><text:span text:style-name="T33">e também define</text:span></text:span><text:span text:style-name="Emphasis"><text:span text:style-name="T23"> um conjunto de regras para codificação de </text:span></text:span><text:span text:style-name="Emphasis"><text:span text:style-name="T18">documentos</text:span></text:span><text:span text:style-name="Emphasis"><text:span text:style-name="T23">.</text:span></text:span></text:p>
      <text:p text:style-name="P3"><text:span text:style-name="Emphasis"><text:span text:style-name="T26">O design do XML tem foco na </text:span></text:span><text:span text:style-name="Emphasis"><text:span text:style-name="T13">simplicidade</text:span></text:span><text:span text:style-name="Emphasis"><text:span text:style-name="T26">, generalidade e usabilidade, traz</text:span></text:span><text:span text:style-name="Emphasis"><text:span text:style-name="T27">endo</text:span></text:span><text:span text:style-name="Emphasis"><text:span text:style-name="T26"> uma sintaxe básica que simplifica o </text:span></text:span><text:span text:style-name="Emphasis"><text:span text:style-name="T11">compartilhamento de dados</text:span></text:span><text:span text:style-name="Emphasis"><text:span text:style-name="T26"> entre diferentes computadores e aplicações, sendo usad</text:span></text:span><text:span text:style-name="Emphasis"><text:span text:style-name="T32">a</text:span></text:span><text:span text:style-name="Emphasis"><text:span text:style-name="T26"> para diversos serviços na web.</text:span></text:span></text:p>
      <text:p text:style-name="P4"><text:span text:style-name="Emphasis"><text:span text:style-name="T32">A</text:span></text:span><text:span text:style-name="Emphasis"><text:span text:style-name="T30"> XML é usad</text:span></text:span><text:span text:style-name="Emphasis"><text:span text:style-name="T33">a</text:span></text:span><text:span text:style-name="Emphasis"><text:span text:style-name="T30"> como formato de armazenamento para alguns bancos de dados. </text:span></text:span><text:span text:style-name="Emphasis"><text:span text:style-name="T1">Esse formato</text:span></text:span><text:span text:style-name="Emphasis"><text:span text:style-name="T4"> </text:span></text:span><text:span text:style-name="Emphasis"><text:span text:style-name="T2">tornou-se </text:span></text:span><text:span text:style-name="Emphasis"><text:span text:style-name="T7">o padrão adotado para a transferência de informações como as notas fiscais eletrônicas do Brasil, migrando esses documentos para a</text:span></text:span><text:span text:style-name="Emphasis"><text:span text:style-name="T2"> </text:span></text:span><text:span text:style-name="Emphasis"><text:span text:style-name="T12">versão digital</text:span></text:span><text:span text:style-name="Emphasis"><text:span text:style-name="T2">, onde</text:span></text:span><text:span text:style-name="Emphasis"><text:span text:style-name="T4"> sua validade é garantida por meio de </text:span></text:span><text:span text:style-name="Emphasis"><text:span text:style-name="T13">uma assinatura digital</text:span></text:span><text:span text:style-name="Emphasis"><text:span text:style-name="T4">, </text:span></text:span><text:span text:style-name="Emphasis"><text:span text:style-name="T3">através de um certificado digital, </text:span></text:span><text:span text:style-name="Emphasis"><text:span text:style-name="T1">fornecendo</text:span></text:span><text:span text:style-name="Emphasis"><text:span text:style-name="T4"> mais segurança aos procedimentos fiscais.</text:span></text:span></text:p>
      <text:p text:style-name="P5"><text:span text:style-name="Emphasis"><text:span text:style-name="T8">Um d</text:span></text:span><text:span text:style-name="Emphasis"><text:span text:style-name="T6">ocumento XML é apenas um arquivo-texto, </text:span></text:span><text:span text:style-name="Emphasis"><text:span text:style-name="T8">sendo leve e </text:span></text:span><text:span text:style-name="Emphasis"><text:span text:style-name="T6">proporcionando interoperabilidade pois pode ser transportado e entendido por diversos sistemas.</text:span></text:span></text:p>
      <text:p text:style-name="P2"><text:span text:style-name="Emphasis"><text:span text:style-name="T4">Existem 3 formas de se guardar informação em um arquivo XML:</text:span></text:span></text:p>
      <text:list xml:id="list3049159084" text:style-name="L1">
        <text:list-item>
          <text:p text:style-name="P18"><text:span text:style-name="Emphasis"><text:span text:style-name="T47">Elementos</text:span></text:span><text:span text:style-name="Emphasis"><text:span text:style-name="T4">: </text:span></text:span><text:span text:style-name="Emphasis"><text:span text:style-name="T5">são as tags.</text:span></text:span><text:span text:style-name="Emphasis"><text:span text:style-name="T6"><text:line-break/></text:span></text:span><text:span text:style-name="Emphasis"><text:span text:style-name="T5">Exemplo: &lt;telefone&gt;989322944&lt;/telefone&gt;</text:span></text:span></text:p>
        </text:list-item>
        <text:list-item>
          <text:p text:style-name="P18"><text:span text:style-name="Emphasis"><text:span text:style-name="T47">Atributos</text:span></text:span><text:span text:style-name="Emphasis"><text:span text:style-name="T4">: </text:span></text:span><text:span text:style-name="Emphasis"><text:span text:style-name="T5">são guardados dentro de elementos. Em geral, tem 2 objetivos:</text:span></text:span></text:p>
          <text:list>
            <text:list-item>
              <text:p text:style-name="P25"><text:span text:style-name="Emphasis"><text:span text:style-name="T8">Reduzir</text:span></text:span><text:span text:style-name="Emphasis"><text:span text:style-name="T5"> o tamanho do arquivo pois não será preciso ficar abrindo e fechando tags.</text:span></text:span></text:p>
            </text:list-item>
            <text:list-item>
              <text:p text:style-name="P26"><text:soft-page-break/><text:span text:style-name="Emphasis"><text:span text:style-name="T5">Separar os dados gerais (como telefone e endereço) das informações únicas (como CPF). Por exemplo: &lt;pessoa cpf=”32165498705”&gt;</text:span></text:span><text:span text:style-name="Emphasis"><text:span text:style-name="T10">blahblahblah&lt;pessoa&gt;</text:span></text:span></text:p>
            </text:list-item>
          </text:list>
        </text:list-item>
        <text:list-item>
          <text:p text:style-name="P19"><text:span text:style-name="Emphasis"><text:span text:style-name="T47">Comentários</text:span></text:span><text:span text:style-name="Emphasis"><text:span text:style-name="T4">: </text:span></text:span><text:span text:style-name="Emphasis"><text:span text:style-name="T5">para facilitar a compreensão humana, delimitados assim como no HTML:<text:tab/> </text:span></text:span><text:span text:style-name="Emphasis"><text:span text:style-name="T45">&lt;!-- comentário --</text:span></text:span><text:span text:style-name="Emphasis"><text:span text:style-name="T46">&gt;</text:span></text:span><text:span text:style-name="Emphasis"><text:span text:style-name="T44"><text:line-break/></text:span></text:span></text:p>
        </text:list-item>
      </text:list>
      <text:p text:style-name="P2"><text:span text:style-name="Emphasis"><text:span text:style-name="T48">Regras</text:span></text:span><text:span text:style-name="Emphasis"><text:span text:style-name="T50">:</text:span></text:span></text:p>
      <text:list xml:id="list2599487733" text:style-name="L2">
        <text:list-item>
          <text:p text:style-name="P20"><text:span text:style-name="Emphasis"><text:span text:style-name="T26">Cada informação deve estar dentro de um </text:span></text:span><text:span text:style-name="Emphasis"><text:span text:style-name="T32">elemento</text:span></text:span><text:span text:style-name="Emphasis"><text:span text:style-name="T26">/tag/nó/contêiner</text:span></text:span></text:p>
        </text:list-item>
        <text:list-item>
          <text:p text:style-name="P20"><text:span text:style-name="Emphasis"><text:span text:style-name="T26">Os dados devem obedecer </text:span></text:span><text:span text:style-name="Emphasis"><text:span text:style-name="T34">a</text:span></text:span><text:span text:style-name="Emphasis"><text:span text:style-name="T26"> uma hierarquia </text:span></text:span><text:span text:style-name="Emphasis"><text:span text:style-name="T29">estruturada</text:span></text:span><text:span text:style-name="Emphasis"><text:span text:style-name="T26">;</text:span></text:span></text:p>
        </text:list-item>
        <text:list-item>
          <text:p text:style-name="P21"><text:span text:style-name="Emphasis"><text:span text:style-name="T30">A DTD – Definição de Tipo de Documento (ou </text:span></text:span><text:span text:style-name="Emphasis"><text:span text:style-name="T16">esquema</text:span></text:span><text:span text:style-name="Emphasis"><text:span text:style-name="T30">) </text:span></text:span><text:span text:style-name="Emphasis"><text:span text:style-name="T16">define a estrutura</text:span></text:span><text:span text:style-name="Emphasis"><text:span text:style-name="T30"> do documento XML, especificando quais são os elementos e atributos permitidos no documento. </text:span></text:span><text:span text:style-name="Emphasis"><text:span text:style-name="T34">Podendo</text:span></text:span><text:span text:style-name="Emphasis"><text:span text:style-name="T30"> ser declarada dentro de um XML ou num arquivo à parte;</text:span></text:span></text:p>
        </text:list-item>
        <text:list-item>
          <text:p text:style-name="P28"><text:span text:style-name="Emphasis"><text:span text:style-name="T34">A</text:span></text:span><text:span text:style-name="Emphasis"><text:span text:style-name="T26"> declaração XML </text:span></text:span><text:span text:style-name="Emphasis"><text:span text:style-name="T31">deve ser a </text:span></text:span><text:span text:style-name="Emphasis"><text:span text:style-name="T26">primeira linha do documento pois define a versão do documento. </text:span></text:span><text:span text:style-name="Emphasis"><text:span text:style-name="T34">Exemplo:<text:tab/> </text:span></text:span><text:span text:style-name="Emphasis"><text:span text:style-name="T51">&lt;?Xml version=“1.0” encoding=“utf-8”?&gt;</text:span></text:span><text:span text:style-name="Emphasis"><text:span text:style-name="T68">. Essa de</text:span></text:span><text:span text:style-name="T28">claração deve vir na primeira linha, antes de qualquer coisa, </text:span><text:span text:style-name="T37">até mesmo antes de</text:span><text:span text:style-name="T28"> comentários;</text:span></text:p>
        </text:list-item>
        <text:list-item>
          <text:p text:style-name="P27"><text:span text:style-name="Emphasis"><text:span text:style-name="T28">As tags são CaseSensitive</text:span></text:span><text:span text:style-name="Emphasis"><text:span text:style-name="T26">, </text:span></text:span><text:span text:style-name="Emphasis"><text:span text:style-name="T27">ou seja, faz</text:span></text:span><text:span text:style-name="Emphasis"><text:span text:style-name="T26"> distinção entre letras maiúsculas e minúsculas;</text:span></text:span></text:p>
        </text:list-item>
        <text:list-item>
          <text:p text:style-name="P22"><text:span text:style-name="Emphasis"><text:span text:style-name="T28">As tags</text:span></text:span><text:span text:style-name="Emphasis"><text:span text:style-name="T34">(elementos)</text:span></text:span><text:span text:style-name="Emphasis"><text:span text:style-name="T28"> podem conter todos os caracteres alfanuméricos (inclusive acentos) mas as únicas marcas de </text:span></text:span><text:span text:style-name="Emphasis"><text:span text:style-name="T15">pontuação</text:span></text:span><text:span text:style-name="Emphasis"><text:span text:style-name="T28"> são o </text:span></text:span><text:span text:style-name="Emphasis"><text:span text:style-name="T15">hífen</text:span></text:span><text:span text:style-name="Emphasis"><text:span text:style-name="T28">, </text:span></text:span><text:span text:style-name="Emphasis"><text:span text:style-name="T15">underline</text:span></text:span><text:span text:style-name="Emphasis"><text:span text:style-name="T28"> ou </text:span></text:span><text:span text:style-name="Emphasis"><text:span text:style-name="T15">ponto</text:span></text:span><text:span text:style-name="Emphasis"><text:span text:style-name="T28">;</text:span></text:span></text:p>
        </text:list-item>
        <text:list-item>
          <text:p text:style-name="P22"><text:span text:style-name="Emphasis"><text:span text:style-name="T26">As tags devem s</text:span></text:span><text:span text:style-name="Emphasis"><text:span text:style-name="T28">er </text:span></text:span><text:span text:style-name="Emphasis"><text:span text:style-name="T15">ini</text:span></text:span><text:span text:style-name="Emphasis"><text:span text:style-name="T13">c</text:span></text:span><text:span text:style-name="Emphasis"><text:span text:style-name="T15">iadas</text:span></text:span><text:span text:style-name="Emphasis"><text:span text:style-name="T28"> com </text:span></text:span><text:span text:style-name="Emphasis"><text:span text:style-name="T15">letra</text:span></text:span><text:span text:style-name="Emphasis"><text:span text:style-name="T28"> ou </text:span></text:span><text:span text:style-name="Emphasis"><text:span text:style-name="T15">underline</text:span></text:span><text:span text:style-name="Emphasis"><text:span text:style-name="T28">;</text:span></text:span></text:p>
        </text:list-item>
        <text:list-item>
          <text:p text:style-name="P22"><text:span text:style-name="Emphasis"><text:span text:style-name="T34">A</text:span></text:span><text:span text:style-name="Emphasis"><text:span text:style-name="T26">s tags(eleme</text:span></text:span><text:span text:style-name="Emphasis"><text:span text:style-name="T28">ntos) </text:span></text:span><text:span text:style-name="Emphasis"><text:span text:style-name="T15">não podem conter espaços</text:span></text:span><text:span text:style-name="Emphasis"><text:span text:style-name="T28"> em branco;</text:span></text:span></text:p>
        </text:list-item>
        <text:list-item>
          <text:p text:style-name="P22"><text:span text:style-name="Emphasis"><text:span text:style-name="T26">Cada eleme</text:span></text:span><text:span text:style-name="Emphasis"><text:span text:style-name="T28">nto deve, </text:span></text:span><text:span text:style-name="Emphasis"><text:span text:style-name="T13">obrigatoriamente</text:span></text:span><text:span text:style-name="Emphasis"><text:span text:style-name="T4">,</text:span></text:span><text:span text:style-name="Emphasis"><text:span text:style-name="T28"> ter sua tag de fechamento;</text:span></text:span></text:p>
        </text:list-item>
        <text:list-item>
          <text:p text:style-name="P22"><text:span text:style-name="Emphasis"><text:span text:style-name="T28">Deve existir apenas um elemento </text:span></text:span><text:span text:style-name="Emphasis"><text:span text:style-name="T15">raiz</text:span></text:span><text:span text:style-name="Emphasis"><text:span text:style-name="T28"> (root), que não se repete e tem os demais elementos aninhados e descendentes a ele em hierarquia, </text:span></text:span><text:span text:style-name="Emphasis"><text:span text:style-name="T29">portanto, sendo a primeira e última tag do documento;</text:span></text:span></text:p>
        </text:list-item>
        <text:list-item>
          <text:p text:style-name="P22"><text:span text:style-name="Emphasis"><text:span text:style-name="T28">O valor do atributo deve ser delimitado por aspas. Exemplo: <text:line-break/>&lt;Funcionário contratação=”02/03/2008”&gt;</text:span></text:span></text:p>
        </text:list-item>
        <text:list-item>
          <text:p text:style-name="P22"><text:span text:style-name="Emphasis"><text:span text:style-name="T26">O doc</text:span></text:span><text:span text:style-name="Emphasis"><text:span text:style-name="T28">umento deve ser </text:span></text:span><text:span text:style-name="Emphasis"><text:span text:style-name="T15">bem formado</text:span></text:span><text:span text:style-name="Emphasis"><text:span text:style-name="T28">, ou seja, não permite nenhum erro no código; </text:span></text:span><text:span text:style-name="Emphasis"><text:span text:style-name="T27">(diferente do </text:span></text:span><text:span text:style-name="Emphasis"><text:span text:style-name="T26">HTML, </text:span></text:span><text:span text:style-name="Emphasis"><text:span text:style-name="T27">onde</text:span></text:span><text:span text:style-name="Emphasis"><text:span text:style-name="T26"> pequenos erros podem ser negligenciados</text:span></text:span><text:span text:style-name="Emphasis"><text:span text:style-name="T27">)</text:span></text:span></text:p>
        </text:list-item>
      </text:list>
      <text:p text:style-name="P3"><text:span text:style-name="Emphasis"><text:span text:style-name="T27"/></text:span></text:p>
      <text:p text:style-name="P3"><text:soft-page-break/><text:span text:style-name="Emphasis"><text:span text:style-name="T27"/></text:span></text:p>
      <text:p text:style-name="P8"><text:span text:style-name="Emphasis"><text:span text:style-name="T27">conceitos da linguagem XML:</text:span></text:span></text:p>
      <text:list xml:id="list491562397" text:style-name="L3">
        <text:list-item>
          <text:p text:style-name="P23"><text:span text:style-name="Emphasis"><text:span text:style-name="T22">árvore</text:span></text:span><text:span text:style-name="Emphasis"><text:span text:style-name="T27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23"><text:span text:style-name="Emphasis"><text:span text:style-name="T22">elemento</text:span></text:span><text:span text:style-name="Emphasis"><text:span text:style-name="T27">: é cada um dos componentes de um documento. Deve ser delimitado com tags de início e fim, e possuir um conteúdo. </text:span></text:span><text:span text:style-name="Emphasis"><text:span text:style-name="T37">Quanto a</text:span></text:span><text:span text:style-name="Emphasis"><text:span text:style-name="T27">os nomes das tags, </text:span></text:span><text:span text:style-name="Emphasis"><text:span text:style-name="T37">eles são</text:span></text:span><text:span text:style-name="Emphasis"><text:span text:style-name="T27"> livres, portanto, não existem nomes pré-definidos. Cada elemento deve possuir um nome.</text:span></text:span></text:p>
        </text:list-item>
        <text:list-item>
          <text:p text:style-name="P23"><text:span text:style-name="Emphasis"><text:span text:style-name="T22">tags</text:span></text:span><text:span text:style-name="Emphasis"><text:span text:style-name="T27">: em XML são as marcações propriamente ditas, portanto, delimitam um elemento, e deve ter um nome de acordo com as regras estabelecidas. Como no HTML, as tags são sempre delimitadas pelos caracteres de abertura de fechamento “&lt;” e “&gt;”.</text:span></text:span></text:p>
        </text:list-item>
        <text:list-item>
          <text:p text:style-name="P23"><text:span text:style-name="Emphasis"><text:span text:style-name="T22">conteúdo</text:span></text:span><text:span text:style-name="Emphasis"><text:span text:style-name="T27"> de um elemento: é a porção de dados delimitados pe</text:span></text:span><text:span text:style-name="Emphasis"><text:span text:style-name="T38">l</text:span></text:span><text:span text:style-name="Emphasis"><text:span text:style-name="T27">as marcações de início e fim. Porém, há uma </text:span></text:span><text:span text:style-name="Emphasis"><text:span text:style-name="T17">exceção para elementos vazios, que pode ser fechado com a própria tag de abertura</text:span></text:span><text:span text:style-name="Emphasis"><text:span text:style-name="T27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23"><text:span text:style-name="Emphasis"><text:span text:style-name="T22">atributos</text:span></text:span><text:span text:style-name="Emphasis"><text:span text:style-name="T27">: são dados adicionais que podem ser atribuídos a um determinado </text:span></text:span><text:span text:style-name="Emphasis"><text:span text:style-name="T17">elemento</text:span></text:span><text:span text:style-name="Emphasis"><text:span text:style-name="T27">. São fornecidos na forma de pares: </text:span></text:span><text:span text:style-name="Emphasis"><text:span text:style-name="T17">nome e valor</text:span></text:span><text:span text:style-name="Emphasis"><text:span text:style-name="T27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23"><text:span text:style-name="Emphasis"><text:span text:style-name="T22">primeira linha</text:span></text:span><text:span text:style-name="Emphasis"><text:span text:style-name="T27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24"><text:span text:style-name="Emphasis"><text:span text:style-name="T22">comentários</text:span></text:span><text:span text:style-name="Emphasis"><text:span text:style-name="T27">: </text:span></text:span><text:span text:style-name="Emphasis"><text:span text:style-name="T38">são semelhantes aos comentários HTML, </text:span></text:span><text:span text:style-name="Emphasis"><text:span text:style-name="T27">o que estiver inserido entre os marcadores </text:span></text:span><text:span text:style-name="Emphasis"><text:span text:style-name="T43">&lt;!--</text:span></text:span><text:span text:style-name="Emphasis"><text:span text:style-name="T42"> comentário </text:span></text:span><text:span text:style-name="Emphasis"><text:span text:style-name="T43">--&gt;</text:span></text:span><text:span text:style-name="Emphasis"><text:span text:style-name="T27"> são considerados comentários e serão ignorados pelo processador XML. </text:span></text:span></text:p>
        </text:list-item>
        <text:list-item>
          <text:p text:style-name="P24"><text:span text:style-name="Emphasis"><text:span text:style-name="T38">H</text:span></text:span><text:span text:style-name="Emphasis"><text:span text:style-name="T27">á ainda outros elementos, como seções CDATA. </text:span></text:span></text:p>
        </text:list-item>
      </text:list>
      <text:p text:style-name="P8"><text:span text:style-name="Emphasis"><text:span text:style-name="T27"/></text:span></text:p>
      <text:p text:style-name="P8"><text:span text:style-name="Emphasis"><text:span text:style-name="T27"/></text:span></text:p>
      <text:h text:style-name="P16" text:outline-level="3"><text:soft-page-break/><text:span text:style-name="Emphasis"><text:span text:style-name="T20">Nota:</text:span></text:span></text:h>
      <text:p text:style-name="P7"><text:span text:style-name="Emphasis"><text:span text:style-name="T58">DTD</text:span></text:span><text:span text:style-name="Emphasis"><text:span text:style-name="T56"> é um documento (esquema) que validará um documento XML. A</text:span></text:span><text:span text:style-name="Emphasis"><text:span text:style-name="T55">s DTDs são </text:span></text:span><text:span text:style-name="Emphasis"><text:span text:style-name="T57">opcionais</text:span></text:span><text:span text:style-name="Emphasis"><text:span text:style-name="T55"> e os dados enviados com um</text:span></text:span><text:span text:style-name="Emphasis"><text:span text:style-name="T56">a</text:span></text:span><text:span text:style-name="Emphasis"><text:span text:style-name="T55"> DTD são conhecidos como dados </text:span></text:span><text:span text:style-name="Emphasis"><text:span text:style-name="T57">XML</text:span></text:span><text:span text:style-name="Emphasis"><text:span text:style-name="T55"> </text:span></text:span><text:span text:style-name="Emphasis"><text:span text:style-name="T57">válidos</text:span></text:span><text:span text:style-name="Emphasis"><text:span text:style-name="T55">.</text:span></text:span><text:span text:style-name="Emphasis"><text:span text:style-name="T20"> </text:span></text:span><text:span text:style-name="Emphasis"><text:span text:style-name="T35">Ou seja,</text:span></text:span><text:span text:style-name="Emphasis"><text:span text:style-name="T21"> </text:span></text:span><text:span text:style-name="Emphasis"><text:span text:style-name="T30">XML </text:span></text:span><text:span text:style-name="Emphasis"><text:span text:style-name="T16">bem formado</text:span></text:span><text:span text:style-name="Emphasis"><text:span text:style-name="T30"> não necessariamente precisa ter DTD. Já um XML </text:span></text:span><text:span text:style-name="Emphasis"><text:span text:style-name="T16">válido</text:span></text:span><text:span text:style-name="Emphasis"><text:span text:style-name="T30"> obrigatoriamente precisa ter DTD.</text:span></text:span></text:p>
      <text:p text:style-name="P7"><text:span text:style-name="Emphasis"><text:span text:style-name="T59">A estrutura básica da DTD é a seguinte :</text:span></text:span></text:p>
      <text:p text:style-name="P17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Composta por declarações</text:p>
          </table:table-cell>
          <table:table-cell table:style-name="Tabela1.A1" office:value-type="string">
            <text:p text:style-name="P15">&lt;! ........&gt;</text:p>
          </table:table-cell>
        </table:table-row>
        <table:table-row>
          <table:table-cell table:style-name="Tabela1.A1" office:value-type="string">
            <text:p text:style-name="P15">Definição de elemento</text:p>
          </table:table-cell>
          <table:table-cell table:style-name="Tabela1.A1" office:value-type="string">
            <text:p text:style-name="P15">&lt;!ELEMENT ...&gt;</text:p>
          </table:table-cell>
        </table:table-row>
        <table:table-row>
          <table:table-cell table:style-name="Tabela1.A1" office:value-type="string">
            <text:p text:style-name="P15">Definição de atributos</text:p>
          </table:table-cell>
          <table:table-cell table:style-name="Tabela1.A1" office:value-type="string">
            <text:p text:style-name="P15">&lt;!ATTLIST .. .&gt;</text:p>
          </table:table-cell>
        </table:table-row>
        <table:table-row>
          <table:table-cell table:style-name="Tabela1.A1" office:value-type="string">
            <text:p text:style-name="P15">Definição de entidades</text:p>
          </table:table-cell>
          <table:table-cell table:style-name="Tabela1.A1" office:value-type="string">
            <text:p text:style-name="P15">&lt;!ENTITY .... &gt;</text:p>
          </table:table-cell>
        </table:table-row>
        <table:table-row>
          <table:table-cell table:style-name="Tabela1.A1" office:value-type="string">
            <text:p text:style-name="P15">Definição de novos tipos</text:p>
          </table:table-cell>
          <table:table-cell table:style-name="Tabela1.A1" office:value-type="string">
            <text:p text:style-name="P15">&lt;!NOTATION ...&gt;</text:p>
          </table:table-cell>
        </table:table-row>
      </table:table>
      <text:p text:style-name="P7"><text:span text:style-name="Emphasis"><text:span text:style-name="T30"/></text:span></text:p>
      <text:p text:style-name="P7"><text:span text:style-name="Emphasis"><text:span text:style-name="T59">Podemos também realizar um controle de quantidade para os elementos usando os símbolos </text:span></text:span><text:span text:style-name="Emphasis"><text:span text:style-name="T60">"?" , "+" ou "*"</text:span></text:span><text:span text:style-name="Emphasis"><text:span text:style-name="T59">; dependendo do caso podemos ter:</text:span></text:span></text:p>
      <text:p text:style-name="P10">1- Elemento opcional sem repetição : "?"</text:p>
      <text:p text:style-name="P12"><text:span text:style-name="T61">Ex: </text:span><text:span text:style-name="T64">&lt;!ELEMENT autor (nome ,</text:span><text:span text:style-name="T63"> </text:span><text:span text:style-name="T62">sobrenome?</text:span><text:span text:style-name="T64">)&gt;  </text:span></text:p>
      <text:p text:style-name="P10">2- Elemento requerido e com repetição: "+"</text:p>
      <text:p text:style-name="P12"><text:span text:style-name="T61">Ex: </text:span><text:span text:style-name="T64">&lt;!ELEMENT autor (nome+)&gt;  </text:span></text:p>
      <text:p text:style-name="P10">3- Elemento opcional e com repetição: "*"</text:p>
      <text:p text:style-name="P12"><text:span text:style-name="T61">Ex: </text:span><text:span text:style-name="T64">&lt;!ELEMENT teste (a*)&gt;  </text:span></text:p>
      <text:p text:style-name="P13">Nota: para um tipo de dados texto usamos a notação CDATA.</text:p>
      <text:p text:style-name="P11">Declarando atributos:</text:p>
      <text:p text:style-name="P10">1- Atributos que devem estar presentes cada vez que o elemento é usado deve usar a palavra reservada <text:span text:style-name="T63">#REQUIRED</text:span></text:p>
      <text:p text:style-name="P14">Ex: &lt;!ATTLIST autor codigo CDATA #REQUIRED&gt;</text:p>
      <text:p text:style-name="P10">2- Atributos que podem estar ausentes cada vez que o elemento é usado deve usar a palavra reservada <text:span text:style-name="T63">#IMPLIED</text:span></text:p>
      <text:p text:style-name="P14">Ex: &lt;!ATTLIST autor email CDATA #IMPLIED&gt;</text:p>
      <text:p text:style-name="P10">3- Se o atributo possuir valores padrão usamos:</text:p>
      <text:p text:style-name="P10">Ex: <text:span text:style-name="T65">&lt;!ATTLIST autor sexo ( F| M) "F" &gt;</text:span><text:line-break/>     <text:span text:style-name="T65">&lt;!ATTLIST autor sexo  CDATA "F"&gt;</text:span></text:p>
      <text:p text:style-name="P7"><text:span text:style-name="Emphasis"><text:span text:style-name="T30"/></text:span></text:p>
      <text:p text:style-name="P7"><text:soft-page-break/><text:span text:style-name="Emphasis"><text:span text:style-name="T30"/></text:span></text:p>
      <text:h text:style-name="Heading_20_3" text:outline-level="3"><text:span text:style-name="Emphasis"><text:span text:style-name="T30">XSLT é usado para transformar documentos XML em outros formatos, como xHTML</text:span></text:span></text:h>
      <text:p text:style-name="Text_20_body"><text:span text:style-name="Emphasis"><text:span text:style-name="T30"/></text:span></text:p>
      <text:p text:style-name="Text_20_body"><text:span text:style-name="Emphasis"><text:span text:style-name="T30">Ler documentação XML na W3C</text:span></text:span></text:p>
      <text:p text:style-name="Text_20_body"><text:span text:style-name="Emphasis"><text:span text:style-name="T36">Mais conteúdo no link: </text:span></text:span><text:span text:style-name="Emphasis"><text:span text:style-name="T30">http://www.macoratti.net/vb_xml2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3T07:37:40.595000000</dc:date>
    <meta:editing-duration>PT1H29M11S</meta:editing-duration>
    <meta:editing-cycles>14</meta:editing-cycles>
    <meta:document-statistic meta:table-count="1" meta:image-count="0" meta:object-count="0" meta:page-count="5" meta:paragraph-count="66" meta:word-count="1120" meta:character-count="7002" meta:non-whitespace-character-count="5954"/>
  </office:meta>
</office:document-meta>
</file>